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7.78cm" fo:min-width="17.78cm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top" draw:auto-grow-height="false" draw:fit-to-contour="true" fo:min-height="10.528cm" fo:min-width="10.278cm" fo:padding-top="0cm" fo:padding-bottom="0cm" fo:padding-left="0cm" fo:padding-right="0cm" draw:shadow="hidden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0.778cm" fo:min-width="10.778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cm" fo:margin-bottom="0cm" fo:text-align="center" style:writing-mode="lr-tb">
        <style:tab-stops/>
      </style:paragraph-properties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4.129cm" svg:height="17.779cm" svg:x="1.905cm" svg:y="1.905cm" svg:viewBox="0 0 24130 17780" draw:points="0,17780 0,0 24130,0 24130,17780">
            <text:p/>
          </draw:polygon>
          <draw:g>
            <draw:g>
              <draw:path draw:style-name="gr2" draw:text-style-name="P2" draw:layer="layout" svg:width="7.618cm" svg:height="13.302cm" svg:x="10.161cm" svg:y="4.132cm" svg:viewBox="0 0 7619 13303" svg:d="M0 6652c0-2916 1503-5367 3810-6652 2306 1285 3809 3736 3809 6652 0 2915-1503 5367-3809 6651-2307-1284-3810-3736-3810-6651z">
                <text:p/>
              </draw:path>
              <draw:path draw:style-name="gr3" draw:text-style-name="P1" draw:layer="layout" svg:width="11.429cm" svg:height="15.239cm" svg:x="2.54cm" svg:y="3.117cm" svg:viewBox="0 0 11430 15240" svg:d="M7620 7620c0 2916 1504 5367 3810 6652-1110 619-2406 968-3810 968-4320 0-7620-3300-7620-7620s3300-7620 7620-7620c1404 0 2700 349 3810 968-2306 1285-3810 3736-3810 6652z">
                <text:p text:style-name="P3"/>
                <text:p text:style-name="P3"/>
              </draw:path>
              <draw:path draw:style-name="gr3" draw:text-style-name="P1" draw:layer="layout" svg:width="11.429cm" svg:height="15.239cm" svg:x="13.97cm" svg:y="3.117cm" svg:viewBox="0 0 11430 15240" svg:d="M3810 7620c0 2916-1504 5367-3810 6652 1110 619 2406 968 3810 968 4320 0 7620-3300 7620-7620s-3300-7620-7620-7620c-1404 0-2700 349-3810 968 2306 1285 3810 3736 3810 6652z">
                <text:p text:style-name="P3"/>
                <text:p text:style-name="P3"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fit-to-contour="tru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11:45:13.343000000</meta:creation-date>
    <meta:editing-duration>PT33M33S</meta:editing-duration>
    <meta:editing-cycles>2</meta:editing-cycles>
    <meta:generator>LibreOffice/5.0.3.2$Windows_x86 LibreOffice_project/e5f16313668ac592c1bfb310f4390624e3dbfb75</meta:generator>
    <dc:date>2016-01-12T13:17:45.811000000</dc:date>
    <meta:document-statistic meta:object-count="7"/>
  </office:meta>
</office:document-meta>
</file>